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" style:family="table-cell" style:parent-style-name="Normal_32_2" style:data-style-name="N0">
      <style:table-cell-properties fo:border-top="2pt solid #333333" fo:border-bottom="none" fo:border-left="none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Normal_32_2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Normal_32_2" style:data-style-name="N0">
      <style:table-cell-properties fo:border-top="2pt solid #333333" fo:border-bottom="none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2" style:family="table-cell" style:parent-style-name="Normal_32_2" style:data-style-name="N38">
      <style:table-cell-properties fo:border-top="none" fo:border-bottom="2pt solid #333333" fo:border-left="none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32_2" style:data-style-name="N0">
      <style:table-cell-properties fo:border-top="2pt solid #333333" fo:border-bottom="2pt solid #333333" fo:border-left="2pt solid #333333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32_2" style:data-style-name="N0">
      <style:table-cell-properties fo:border-top="none" fo:border-bottom="2pt solid #333333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32_2" style:data-style-name="N0">
      <style:table-cell-properties fo:border-top="2pt solid #333333" fo:border-bottom="thin solid #333333" fo:border-left="thin solid #333333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Normal_32_2" style:data-style-name="N0">
      <style:table-cell-properties fo:border-top="2pt solid #333333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32_2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32_2" style:data-style-name="N36">
      <style:table-cell-properties fo:border-top="2pt solid #333333" fo:border-bottom="thin solid #333333" fo:border-left="thin solid #333333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32_2" style:data-style-name="N36">
      <style:table-cell-properties fo:border-top="2pt solid #333333" fo:border-bottom="thin solid #333333" fo:border-left="thin solid #333333" fo:border-right="2pt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32_2" style:data-style-name="N0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32_2" style:data-style-name="N0">
      <style:table-cell-properties fo:border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32_2" style:data-style-name="N36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32_2" style:data-style-name="N36">
      <style:table-cell-properties fo:border-top="thin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32_2" style:data-style-name="N0">
      <style:table-cell-properties fo:border="thin solid #333333" style:vertical-align="automatic" fo:background-color="transparent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32_2" style:data-style-name="N36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Millares_32_2" style:data-style-name="N36">
      <style:table-cell-properties fo:border-top="thin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32_2" style:data-style-name="N36">
      <style:table-cell-properties fo:border-top="thin solid #333333" fo:border-bottom="none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32_2" style:data-style-name="N0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32_2" style:data-style-name="N36">
      <style:table-cell-properties fo:border-top="thin solid #333333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Normal_32_2" style:data-style-name="N36">
      <style:table-cell-properties fo:border-top="thin solid #333333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32_2" style:data-style-name="N36">
      <style:table-cell-properties fo:border-top="none" fo:border-bottom="thin double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Hiperv_237_nculo_32_2" style:data-style-name="N36">
      <style:table-cell-properties fo:border-top="none" fo:border-bottom="thin double #333333" fo:border-left="thin solid #333333" fo:border-right="2pt solid #333333"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8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Normal_32_2" style:data-style-name="N0">
      <style:table-cell-properties fo:border-top="none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Normal_32_2" style:data-style-name="N0">
      <style:table-cell-properties fo:border-top="none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Normal_32_2" style:data-style-name="N36">
      <style:table-cell-properties fo:border-top="none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Normal_32_2" style:data-style-name="N36">
      <style:table-cell-properties fo:border-top="none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Normal_32_2" style:data-style-name="N36">
      <style:table-cell-properties fo:border-top="none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32_2" style:data-style-name="N36">
      <style:table-cell-properties fo:border-top="2pt solid #333333" fo:border-bottom="none" fo:border-left="2pt solid #333333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Normal_32_2" style:data-style-name="N36">
      <style:table-cell-properties fo:border-top="2pt solid #333333" fo:border-bottom="none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Normal_32_2" style:data-style-name="N36">
      <style:table-cell-properties fo:border-top="2pt solid #333333" fo:border-bottom="none" fo:border-left="none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Normal_32_2" style:data-style-name="N0">
      <style:table-cell-properties style:vertical-align="middle" fo:wrap-option="wrap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Normal_32_2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Normal_32_2" style:data-style-name="N0">
      <style:table-cell-properties fo:border-top="none" fo:border-bottom="2pt solid #333333" fo:border-left="2pt solid #333333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Normal_32_2" style:data-style-name="N0">
      <style:table-cell-properties fo:border-top="none" fo:border-bottom="2pt solid #333333" fo:border-left="none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Normal_32_2" style:data-style-name="N0">
      <style:table-cell-properties fo:border-top="none" fo:border-bottom="2pt solid #333333" fo:border-left="none" fo:border-right="2pt solid #333333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Normal_32_2" style:data-style-name="N0">
      <style:table-cell-properties fo:border-top="2pt solid #333333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Normal_32_2" style:data-style-name="N0">
      <style:table-cell-properties fo:border-top="2pt solid #333333" fo:border-bottom="none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Normal_32_2" style:data-style-name="N0">
      <style:table-cell-properties fo:border-top="2pt solid #333333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_32_2" style:data-style-name="N0">
      <style:table-cell-properties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Normal_32_2" style:data-style-name="N0">
      <style:table-cell-properties fo:border-top="none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Normal_32_2" style:data-style-name="N0">
      <style:table-cell-properties fo:border-top="none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Normal_32_2" style:data-style-name="N0">
      <style:table-cell-properties fo:border-top="none" fo:border-bottom="2pt solid #333333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Normal_32_2" style:data-style-name="N0">
      <style:table-cell-properties fo:border-top="none" fo:border-bottom="2pt solid #333333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Normal_32_2" style:data-style-name="N0">
      <style:table-cell-properties fo:border-top="none" fo:border-bottom="2pt solid #333333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67" style:family="table-cell" style:parent-style-name="Normal_32_2" style:data-style-name="N0">
      <style:table-cell-properties style:vertical-align="top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Normal_32_2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70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2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3" style:family="table-cell" style:parent-style-name="Normal_32_2" style:data-style-name="N0">
      <style:table-cell-properties fo:border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Normal_32_2" style:data-style-name="N0">
      <style:table-cell-properties fo:border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5" style:family="table-cell" style:parent-style-name="Normal_32_2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7" style:family="table-cell" style:parent-style-name="Normal_32_2" style:data-style-name="N0">
      <style:table-cell-properties fo:border-top="2pt solid #333333" fo:border-bottom="none" fo:border-left="2pt solid #333333" fo:border-right="none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Normal_32_2" style:data-style-name="N0">
      <style:table-cell-properties fo:border-top="2pt solid #333333" fo:border-bottom="none" fo:border-left="none" fo:border-right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9" style:family="table-cell" style:parent-style-name="Normal_32_2" style:data-style-name="N0">
      <style:table-cell-properties fo:border-top="2pt solid #333333" fo:border-bottom="thin solid #333333" fo:border-left="2pt solid #333333" fo:border-right="thin solid #333333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80" style:family="table-cell" style:parent-style-name="Normal_32_2" style:data-style-name="N36">
      <style:table-cell-properties fo:border-top="2pt solid #333333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1" style:family="table-cell" style:parent-style-name="Normal_32_2" style:data-style-name="N36">
      <style:table-cell-properties fo:border-top="2pt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2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3" style:family="table-cell" style:parent-style-name="Millares_32_2" style:data-style-name="N36">
      <style:table-cell-properties fo:border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4" style:family="table-cell" style:parent-style-name="Normal_32_2" style:data-style-name="N36">
      <style:table-cell-properties fo:border-top="thin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5" style:family="table-cell" style:parent-style-name="Normal_32_2" style:data-style-name="N0">
      <style:table-cell-properties fo:border-top="thin solid #333333" fo:border-bottom="2pt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6" style:family="table-cell" style:parent-style-name="Millares_32_2" style:data-style-name="N36">
      <style:table-cell-properties fo:border-top="thin solid #333333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7" style:family="table-cell" style:parent-style-name="Normal_32_2" style:data-style-name="N36">
      <style:table-cell-properties fo:border-top="thin solid #333333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8" style:family="table-cell" style:parent-style-name="Normal_32_2" style:data-style-name="N0">
      <style:table-cell-properties fo:border-top="none" fo:border-bottom="2pt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Millares_32_2" style:data-style-name="N36">
      <style:table-cell-properties fo:border-top="none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0" style:family="table-cell" style:parent-style-name="Millares_32_2" style:data-style-name="N36">
      <style:table-cell-properties fo:border-top="none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1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2" style:family="table-cell" style:parent-style-name="Millares_32_2" style:data-style-name="N36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3" style:family="table-cell" style:parent-style-name="Normal_32_2" style:data-style-name="N0">
      <style:table-cell-properties fo:border-top="2pt solid #333333" fo:border-bottom="none" fo:border-left="2pt solid #333333" fo:border-right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4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5" style:family="table-cell" style:parent-style-name="Normal_32_2" style:data-style-name="N0">
      <style:table-cell-properties fo:border-top="2pt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6" style:family="table-cell" style:parent-style-name="Millares_32_2" style:data-style-name="N36">
      <style:table-cell-properties fo:border-top="2pt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7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8" style:family="table-cell" style:parent-style-name="Millares_32_2" style:data-style-name="N36">
      <style:table-cell-properties fo:border-top="thin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9" style:family="table-cell" style:parent-style-name="Normal_32_2" style:data-style-name="N0">
      <style:table-cell-properties fo:border-top="thin solid #333333" fo:border-bottom="2pt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00" style:family="table-cell" style:parent-style-name="Millares_32_2" style:data-style-name="N36">
      <style:table-cell-properties fo:border-top="thin solid #333333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01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2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3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4" style:family="table-cell" style:parent-style-name="Normal_32_2" style:data-style-name="N0">
      <style:table-cell-properties fo:border-top="none" fo:border-bottom="2pt solid #333333" fo:border-left="2pt solid #333333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5" style:family="table-cell" style:parent-style-name="Normal_32_2" style:data-style-name="N0">
      <style:table-cell-properties fo:border-top="none" fo:border-bottom="2pt solid #333333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6" style:family="table-cell" style:parent-style-name="Normal_32_2" style:data-style-name="N0">
      <style:table-cell-properties fo:border-top="none" fo:border-bottom="2pt solid #333333" fo:border-left="none" fo:border-right="2pt solid #333333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7" style:family="table-cell" style:parent-style-name="Normal_32_2" style:data-style-name="N3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08" style:family="table-cell" style:parent-style-name="Normal_32_2_32_2" style:data-style-name="N0">
      <style:table-cell-properties fo:border-top="2pt solid #333333" fo:border-bottom="none" fo:border-left="2pt solid #333333" fo:border-right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9" style:family="table-cell" style:parent-style-name="Normal_32_2_32_2" style:data-style-name="N0">
      <style:table-cell-properties fo:border-top="2pt solid #333333" fo:border-bottom="none" fo:border-left="none" fo:border-right="none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0" style:family="table-cell" style:parent-style-name="Normal_32_2_32_2" style:data-style-name="N0">
      <style:table-cell-properties fo:border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1" style:family="table-cell" style:parent-style-name="Normal_32_2_32_2" style:data-style-name="N0">
      <style:table-cell-properties fo:border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2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3" style:family="table-cell" style:parent-style-name="Normal_32_2" style:data-style-name="N0">
      <style:table-cell-properties fo:border-top="2pt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4" style:family="table-cell" style:parent-style-name="Normal_32_2" style:data-style-name="N0">
      <style:table-cell-properties fo:border-top="2pt solid #333333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5" style:family="table-cell" style:parent-style-name="Millares_32_2" style:data-style-name="N36">
      <style:table-cell-properties fo:border-top="2pt solid #333333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6" style:family="table-cell" style:parent-style-name="Normal_32_2" style:data-style-name="N0">
      <style:table-cell-properties fo:border-top="2pt solid #333333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7" style:family="table-cell" style:parent-style-name="Normal_32_2" style:data-style-name="N0">
      <style:table-cell-properties fo:border-top="2pt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8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9" style:family="table-cell" style:parent-style-name="Normal_32_2" style:data-style-name="N0">
      <style:table-cell-properties fo:border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0" style:family="table-cell" style:parent-style-name="Millares_32_2" style:data-style-name="N36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1" style:family="table-cell" style:parent-style-name="Normal_32_2" style:data-style-name="N0">
      <style:table-cell-properties fo:border-top="thin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2" style:family="table-cell" style:parent-style-name="Normal_32_2" style:data-style-name="N0">
      <style:table-cell-properties fo:border-top="thin solid #333333" fo:border-bottom="2pt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3" style:family="table-cell" style:parent-style-name="Normal_32_2" style:data-style-name="N0">
      <style:table-cell-properties fo:border-top="thin solid #333333" fo:border-bottom="2pt solid #333333" fo:border-left="thin solid #333333" fo:border-right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4" style:family="table-cell" style:parent-style-name="Normal_32_2" style:data-style-name="N0">
      <style:table-cell-properties fo:border-top="thin solid #333333" fo:border-bottom="2pt solid #333333" fo:border-left="thin solid #333333" fo:border-right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5" style:family="table-cell" style:parent-style-name="Millares_32_2" style:data-style-name="N36">
      <style:table-cell-properties fo:border-top="thin solid #333333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6" style:family="table-cell" style:parent-style-name="Normal_32_2" style:data-style-name="N0">
      <style:table-cell-properties fo:border-top="thin solid #333333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7" style:family="table-cell" style:parent-style-name="Normal_32_2" style:data-style-name="N0">
      <style:table-cell-properties fo:border-top="thin solid #333333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8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9" style:family="table-cell" style:parent-style-name="Normal_32_2" style:data-style-name="N37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0" style:family="table-cell" style:parent-style-name="Millares_32_2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1" style:family="table-cell" style:parent-style-name="Normal_32_2" style:data-style-name="N36">
      <style:table-cell-properties fo:border-top="none" fo:border-bottom="2pt solid #333333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2" style:family="table-cell" style:parent-style-name="Normal_32_2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3" style:family="table-cell" style:parent-style-name="Millares_32_2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4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5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6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7" style:family="table-cell" style:parent-style-name="Normal_32_2" style:data-style-name="N0">
      <style:table-cell-properties fo:border-top="none" fo:border-bottom="2pt solid #333333" fo:border-left="2pt solid #333333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8" style:family="table-cell" style:parent-style-name="Normal_32_2" style:data-style-name="N0">
      <style:table-cell-properties fo:border-top="none" fo:border-bottom="2pt solid #333333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9" style:family="table-cell" style:parent-style-name="Normal_32_2" style:data-style-name="N0">
      <style:table-cell-properties fo:border-top="none" fo:border-bottom="2pt solid #333333" fo:border-left="none" fo:border-right="2pt solid #333333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0" style:family="table-cell" style:parent-style-name="Normal_32_2" style:data-style-name="N0">
      <style:table-cell-properties fo:border-top="none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4.47145833333333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6.35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2.2225cm"/>
    </style:style>
    <style:style style:name="co14" style:family="table-column">
      <style:table-column-properties fo:break-before="auto" style:column-width="7.540625cm"/>
    </style:style>
    <style:style style:name="co15" style:family="table-column">
      <style:table-column-properties fo:break-before="auto" style:column-width="3.38666666666667cm"/>
    </style:style>
    <style:style style:name="co16" style:family="table-column">
      <style:table-column-properties fo:break-before="auto" style:column-width="4.02166666666667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2pt" style:use-optimal-row-height="tru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.01969in" fo:padding-right="0in" draw:textarea-vertical-align="middle" draw:textarea-horizontal-align="center" draw:fill="gradient" draw:fill-gradient-name="a16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.01969in" fo:padding-right="0in" draw:textarea-vertical-align="middle" draw:textarea-horizontal-align="center" draw:fill="gradient" draw:fill-gradient-name="a4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.01969in" fo:padding-right="0in" draw:textarea-vertical-align="middle" draw:textarea-horizontal-align="center" draw:fill="gradient" draw:fill-gradient-name="a10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7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7" table:default-cell-style-name="ce11"/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office:value-type="string" office:string-value="LINKOTEL S.A." table:formula="of:=['file:///C:/Users/Dara%20Macias/Desktop/Linkotel,%20papeles%20de%20trabajo%20auditoria%202020.xls'#'BG-A'.$A$2]" table:number-columns-spanned="7" table:number-rows-spanned="1" table:style-name="ce72">
            <text:p>LINKOTEL S.A.</text:p>
          </table:table-cell>
          <table:covered-table-cell table:number-columns-repeated="6"/>
          <table:table-cell office:value-type="string" table:style-name="ce4">
            <text:p>Ref.:<text:s/></text:p>
          </table:table-cell>
          <table:table-cell office:value-type="string" table:style-name="ce5">
            <text:p>P-2</text:p>
          </table:table-cell>
          <table:table-cell table:number-columns-repeated="16375" table:style-name="ce2"/>
        </table:table-row>
        <table:table-row table:style-name="ro1">
          <table:table-cell office:value-type="string" table:number-columns-spanned="7" table:number-rows-spanned="1" table:style-name="ce72">
            <text:p>PASIVO</text:p>
          </table:table-cell>
          <table:covered-table-cell table:number-columns-repeated="6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75" table:style-name="ce2"/>
        </table:table-row>
        <table:table-row table:style-name="ro1">
          <table:table-cell office:value-type="string" table:number-columns-spanned="7" table:number-rows-spanned="1" table:style-name="ce72">
            <text:p>CUENTAS POR PAGAR COMERCIALES</text:p>
          </table:table-cell>
          <table:covered-table-cell table:number-columns-repeated="6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75" table:style-name="ce2"/>
        </table:table-row>
        <table:table-row table:style-name="ro1">
          <table:table-cell office:value-type="string" office:string-value="AUDITORÍA AL 31/12/2020" table:formula="of:=['file:///C:/Users/Dara%20Macias/Desktop/Linkotel,%20papeles%20de%20trabajo%20auditoria%202020.xls'#'BG-A'.$A$5]" table:number-columns-spanned="7" table:number-rows-spanned="1" table:style-name="ce72">
            <text:p>AUDITORÍA AL 31/12/2020</text:p>
          </table:table-cell>
          <table:covered-table-cell table:number-columns-repeated="6"/>
          <table:table-cell office:value-type="string" table:style-name="ce2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75" table:style-name="ce2"/>
        </table:table-row>
        <table:table-row table:style-name="ro2">
          <table:table-cell table:number-columns-repeated="2" table:style-name="ce2"/>
          <table:table-cell table:style-name="ce3"/>
          <table:table-cell table:number-columns-repeated="4" table:style-name="ce2"/>
          <table:table-cell table:number-columns-repeated="2" table:style-name="ce6"/>
          <table:table-cell table:number-columns-repeated="16375" table:style-name="ce2"/>
        </table:table-row>
        <table:table-row table:style-name="ro3">
          <table:table-cell office:value-type="string" office:string-value="CÓDIGO" table:formula="of:=['file:///C:/Users/Dara%20Macias/Desktop/Linkotel,%20papeles%20de%20trabajo%20auditoria%202020.xls'#'BG-A'.$A$7]" table:number-columns-spanned="1" table:number-rows-spanned="2" table:style-name="ce73">
            <text:p>CÓDIGO</text:p>
          </table:table-cell>
          <table:table-cell office:value-type="string" table:number-columns-spanned="1" table:number-rows-spanned="2" table:style-name="ce73">
            <text:p>NOMBRE DE LA CUENTA</text:p>
          </table:table-cell>
          <table:table-cell office:value-type="string" table:number-columns-spanned="1" table:number-rows-spanned="2" table:style-name="ce74">
            <text:p>Ref.</text:p>
          </table:table-cell>
          <table:table-cell office:value-type="string" table:style-name="ce7">
            <text:p>SALDO AL</text:p>
          </table:table-cell>
          <table:table-cell office:value-type="string" table:number-columns-spanned="2" table:number-rows-spanned="1" table:style-name="ce75">
            <text:p>MOVIMIENTOS</text:p>
          </table:table-cell>
          <table:covered-table-cell/>
          <table:table-cell office:value-type="string" table:number-columns-spanned="2" table:number-rows-spanned="1" table:style-name="ce75">
            <text:p>AJUSTES</text:p>
          </table:table-cell>
          <table:covered-table-cell/>
          <table:table-cell office:value-type="string" table:style-name="ce9">
            <text:p>SALDO S/</text:p>
          </table:table-cell>
          <table:table-cell table:style-name="ce10"/>
          <table:table-cell table:number-columns-repeated="16374"/>
        </table:table-row>
        <table:table-row table:style-name="ro4">
          <table:covered-table-cell/>
          <table:covered-table-cell/>
          <table:covered-table-cell/>
          <table:table-cell office:value-type="date" office:date-value="2019-12-31T00:00:00" table:formula="of:=['file:///C:/Users/Dara%20Macias/Desktop/Linkotel,%20papeles%20de%20trabajo%20auditoria%202020.xls'#'BG-A'.$D$8]" table:style-name="ce12">
            <text:p>31 de dic de 19</text:p>
          </table:table-cell>
          <table:table-cell office:value-type="string" table:style-name="ce8">
            <text:p>DB.</text:p>
          </table:table-cell>
          <table:table-cell office:value-type="string" table:style-name="ce8">
            <text:p>CR.</text:p>
          </table:table-cell>
          <table:table-cell office:value-type="string" table:style-name="ce8">
            <text:p>DB.</text:p>
          </table:table-cell>
          <table:table-cell office:value-type="string" table:style-name="ce13">
            <text:p>CR.</text:p>
          </table:table-cell>
          <table:table-cell office:value-type="string" office:string-value="AUDITORÍA al 31/12/2020" table:formula="of:=['file:///C:/Users/Dara%20Macias/Desktop/Linkotel,%20papeles%20de%20trabajo%20auditoria%202020.xls'#'BG-A'.$I$8]" table:style-name="ce14">
            <text:p>AUDITORÍA al 31/12/2020</text:p>
          </table:table-cell>
          <table:table-cell table:style-name="ce10"/>
          <table:table-cell table:number-columns-repeated="16374"/>
        </table:table-row>
        <table:table-row table:style-name="ro5">
          <table:table-cell table:style-name="ce15"/>
          <table:table-cell table:style-name="ce16"/>
          <table:table-cell table:style-name="ce17"/>
          <table:table-cell table:style-name="ce18"/>
          <table:table-cell table:number-columns-repeated="4" table:style-name="ce19"/>
          <table:table-cell table:style-name="ce20"/>
          <table:table-cell table:style-name="ce21"/>
          <table:table-cell table:number-columns-repeated="16374" table:style-name="ce22"/>
        </table:table-row>
        <table:table-row table:style-name="ro5">
          <table:table-cell table:style-name="ce23"/>
          <table:table-cell office:value-type="string" table:style-name="ce24">
            <text:p>PROVEEDORES CORTO PLAZO</text:p>
          </table:table-cell>
          <table:table-cell table:style-name="ce25"/>
          <table:table-cell table:number-columns-repeated="5" table:style-name="ce26"/>
          <table:table-cell table:style-name="ce27"/>
          <table:table-cell table:style-name="ce21"/>
          <table:table-cell table:number-columns-repeated="16374" table:style-name="ce22"/>
        </table:table-row>
        <table:table-row table:style-name="ro5">
          <table:table-cell table:style-name="ce28"/>
          <table:table-cell office:value-type="string" table:style-name="ce29">
            <text:p>Locales</text:p>
          </table:table-cell>
          <table:table-cell table:style-name="ce25"/>
          <table:table-cell office:value-type="float" office:value="5911.17" table:style-name="ce30">
            <text:p>5.911,17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5911.17" table:formula="of:=[.D11]-[.E11]+[.F11]-[.G11]+[.H11]" table:style-name="ce31">
            <text:p>5.911,17</text:p>
          </table:table-cell>
          <table:table-cell table:style-name="ce21"/>
          <table:table-cell table:number-columns-repeated="16374" table:style-name="ce22"/>
        </table:table-row>
        <table:table-row table:style-name="ro5">
          <table:table-cell table:style-name="ce28"/>
          <table:table-cell office:value-type="string" table:style-name="ce29">
            <text:p>Exterior</text:p>
          </table:table-cell>
          <table:table-cell table:style-name="ce25"/>
          <table:table-cell office:value-type="float" office:value="0" table:style-name="ce30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0" table:formula="of:=[.D12]-[.E12]+[.F12]-[.G12]+[.H12]" table:style-name="ce31">
            <text:p>0,00</text:p>
          </table:table-cell>
          <table:table-cell table:number-columns-repeated="16375" table:style-name="ce22"/>
        </table:table-row>
        <table:table-row table:style-name="ro5">
          <table:table-cell table:style-name="ce28"/>
          <table:table-cell table:style-name="ce29"/>
          <table:table-cell table:style-name="ce25"/>
          <table:table-cell table:style-name="ce30"/>
          <table:table-cell table:number-columns-repeated="4" table:style-name="ce32"/>
          <table:table-cell table:style-name="ce31"/>
          <table:table-cell table:number-columns-repeated="16375" table:style-name="ce22"/>
        </table:table-row>
        <table:table-row table:style-name="ro5">
          <table:table-cell table:style-name="ce28"/>
          <table:table-cell office:value-type="string" table:style-name="ce24">
            <text:p>DERECHOS Y CONCESIONES POR PAGAR</text:p>
          </table:table-cell>
          <table:table-cell table:style-name="ce25"/>
          <table:table-cell table:style-name="ce30"/>
          <table:table-cell table:number-columns-repeated="4" table:style-name="ce32"/>
          <table:table-cell table:style-name="ce31"/>
          <table:table-cell table:number-columns-repeated="16375" table:style-name="ce22"/>
        </table:table-row>
        <table:table-row table:style-name="ro5">
          <table:table-cell table:style-name="ce28"/>
          <table:table-cell office:value-type="string" table:style-name="ce29">
            <text:p>Interconexiones por pagar</text:p>
          </table:table-cell>
          <table:table-cell table:style-name="ce25"/>
          <table:table-cell office:value-type="float" office:value="29272.11" table:style-name="ce30">
            <text:p>29.272,11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29272.11" table:formula="of:=[.D15]-[.E15]+[.F15]-[.G15]+[.H15]" table:style-name="ce31">
            <text:p>29.272,11</text:p>
          </table:table-cell>
          <table:table-cell table:number-columns-repeated="16375" table:style-name="ce22"/>
        </table:table-row>
        <table:table-row table:style-name="ro5">
          <table:table-cell table:style-name="ce28"/>
          <table:table-cell table:style-name="ce29"/>
          <table:table-cell table:style-name="ce25"/>
          <table:table-cell table:style-name="ce30"/>
          <table:table-cell table:number-columns-repeated="4" table:style-name="ce32"/>
          <table:table-cell table:style-name="ce31"/>
          <table:table-cell table:number-columns-repeated="16375" table:style-name="ce22"/>
        </table:table-row>
        <table:table-row table:style-name="ro5">
          <table:table-cell table:style-name="ce28"/>
          <table:table-cell office:value-type="string" table:style-name="ce24">
            <text:p>PARTES RELACIONADAS</text:p>
          </table:table-cell>
          <table:table-cell table:style-name="ce25"/>
          <table:table-cell table:style-name="ce30"/>
          <table:table-cell table:number-columns-repeated="4" table:style-name="ce32"/>
          <table:table-cell table:style-name="ce31"/>
          <table:table-cell table:number-columns-repeated="16375" table:style-name="ce22"/>
        </table:table-row>
        <table:table-row table:style-name="ro5">
          <table:table-cell table:style-name="ce28"/>
          <table:table-cell office:value-type="string" table:style-name="ce29">
            <text:p>Telconet S.A.</text:p>
          </table:table-cell>
          <table:table-cell table:style-name="ce25"/>
          <table:table-cell office:value-type="float" office:value="381100.91" table:style-name="ce30">
            <text:p>381.100,91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381100.91" table:formula="of:=[.D18]-[.E18]+[.F18]-[.G18]+[.H18]" table:style-name="ce31">
            <text:p>381.100,91</text:p>
          </table:table-cell>
          <table:table-cell table:number-columns-repeated="16375" table:style-name="ce22"/>
        </table:table-row>
        <table:table-row table:style-name="ro5">
          <table:table-cell table:style-name="ce28"/>
          <table:table-cell table:style-name="ce29"/>
          <table:table-cell table:style-name="ce25"/>
          <table:table-cell table:style-name="ce30"/>
          <table:table-cell table:number-columns-repeated="4" table:style-name="ce32"/>
          <table:table-cell table:style-name="ce31"/>
          <table:table-cell table:number-columns-repeated="16375" table:style-name="ce22"/>
        </table:table-row>
        <table:table-row table:style-name="ro5">
          <table:table-cell table:style-name="ce28"/>
          <table:table-cell office:value-type="string" table:style-name="ce24">
            <text:p>OTRAS CUENTAS POR PAGAR</text:p>
          </table:table-cell>
          <table:table-cell table:style-name="ce25"/>
          <table:table-cell table:style-name="ce30"/>
          <table:table-cell table:number-columns-repeated="4" table:style-name="ce32"/>
          <table:table-cell table:style-name="ce31"/>
          <table:table-cell table:number-columns-repeated="16375" table:style-name="ce22"/>
        </table:table-row>
        <table:table-row table:style-name="ro5">
          <table:table-cell table:style-name="ce28"/>
          <table:table-cell office:value-type="string" table:style-name="ce29">
            <text:p>Cliente no detectado Bco. Pichincha</text:p>
          </table:table-cell>
          <table:table-cell table:style-name="ce25"/>
          <table:table-cell office:value-type="float" office:value="321.63" table:style-name="ce30">
            <text:p>321,63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321.63" table:formula="of:=[.D21]-[.E21]+[.F21]-[.G21]+[.H21]" table:style-name="ce31">
            <text:p>321,63</text:p>
          </table:table-cell>
          <table:table-cell table:number-columns-repeated="16375" table:style-name="ce22"/>
        </table:table-row>
        <table:table-row table:style-name="ro5">
          <table:table-cell table:style-name="ce28"/>
          <table:table-cell office:value-type="string" table:style-name="ce29">
            <text:p>Cliente no detectado Bco. Guayaquil</text:p>
          </table:table-cell>
          <table:table-cell table:style-name="ce25"/>
          <table:table-cell office:value-type="float" office:value="287.56" table:style-name="ce30">
            <text:p>287,56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287.56" table:formula="of:=[.D22]-[.E22]+[.F22]-[.G22]+[.H22]" table:style-name="ce31">
            <text:p>287,56</text:p>
          </table:table-cell>
          <table:table-cell table:number-columns-repeated="16375" table:style-name="ce22"/>
        </table:table-row>
        <table:table-row table:style-name="ro5">
          <table:table-cell table:style-name="ce28"/>
          <table:table-cell office:value-type="string" table:style-name="ce29">
            <text:p>Cliente no detectado Bco. Pacifico</text:p>
          </table:table-cell>
          <table:table-cell table:style-name="ce25"/>
          <table:table-cell office:value-type="float" office:value="409.55" table:style-name="ce30">
            <text:p>409,55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409.55" table:formula="of:=[.D23]-[.E23]+[.F23]-[.G23]+[.H23]" table:style-name="ce31">
            <text:p>409,55</text:p>
          </table:table-cell>
          <table:table-cell table:number-columns-repeated="16375" table:style-name="ce22"/>
        </table:table-row>
        <table:table-row table:style-name="ro5">
          <table:table-cell table:style-name="ce28"/>
          <table:table-cell office:value-type="string" table:style-name="ce29">
            <text:p>Cliente no detectado Bco. Produbanco</text:p>
          </table:table-cell>
          <table:table-cell table:style-name="ce25"/>
          <table:table-cell office:value-type="float" office:value="215.32" table:style-name="ce30">
            <text:p>215,32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215.32" table:formula="of:=[.D24]-[.E24]+[.F24]-[.G24]+[.H24]" table:style-name="ce31">
            <text:p>215,32</text:p>
          </table:table-cell>
          <table:table-cell table:number-columns-repeated="16375" table:style-name="ce22"/>
        </table:table-row>
        <table:table-row table:style-name="ro5">
          <table:table-cell table:style-name="ce23"/>
          <table:table-cell table:style-name="ce33"/>
          <table:table-cell table:style-name="ce25"/>
          <table:table-cell table:number-columns-repeated="5" table:style-name="ce34"/>
          <table:table-cell table:style-name="ce35"/>
          <table:table-cell table:number-columns-repeated="16375" table:style-name="ce22"/>
        </table:table-row>
        <table:table-row table:style-name="ro5">
          <table:table-cell table:style-name="ce23"/>
          <table:table-cell office:value-type="string" table:style-name="ce24">
            <text:p>Total Cuentas por Pagar Proveedores</text:p>
          </table:table-cell>
          <table:table-cell table:style-name="ce25"/>
          <table:table-cell office:value-type="float" office:value="417518.24999999994" table:formula="of:=SUM([.D11:.D25])" table:style-name="ce36">
            <text:p>417.518,25</text:p>
          </table:table-cell>
          <table:table-cell office:value-type="float" office:value="0" table:formula="of:=SUM([.E11:.E25])" table:style-name="ce36">
            <text:p>0,00</text:p>
          </table:table-cell>
          <table:table-cell office:value-type="float" office:value="0" table:formula="of:=SUM([.F11:.F25])" table:style-name="ce36">
            <text:p>0,00</text:p>
          </table:table-cell>
          <table:table-cell office:value-type="float" office:value="0" table:formula="of:=SUM([.G11:.G25])" table:style-name="ce36">
            <text:p>0,00</text:p>
          </table:table-cell>
          <table:table-cell office:value-type="float" office:value="0" table:formula="of:=SUM([.H11:.H25])" table:style-name="ce36">
            <text:p>0,00</text:p>
          </table:table-cell>
          <table:table-cell office:value-type="float" office:value="417518.24999999994" table:formula="of:=SUM([.I11:.I25])" table:style-name="ce37">
            <text:p><text:a xlink:href="#BG-P.I13">417.518,25</text:a></text:p>
          </table:table-cell>
          <table:table-cell table:number-columns-repeated="16375" table:style-name="ce38"/>
        </table:table-row>
        <table:table-row table:style-name="ro5">
          <table:table-cell table:style-name="ce28"/>
          <table:table-cell table:style-name="ce39"/>
          <table:table-cell table:style-name="ce40"/>
          <table:table-cell table:style-name="ce41"/>
          <table:table-cell table:number-columns-repeated="4" table:style-name="ce42"/>
          <table:table-cell table:style-name="ce43"/>
          <table:table-cell table:number-columns-repeated="16375" table:style-name="ce22"/>
        </table:table-row>
        <table:table-row table:style-name="ro6">
          <table:table-cell office:value-type="string" table:style-name="ce44">
            <text:p>Comentario:<text:s/></text:p>
          </table:table-cell>
          <table:table-cell table:number-columns-repeated="7" table:style-name="ce45"/>
          <table:table-cell table:style-name="ce46"/>
          <table:table-cell table:number-columns-repeated="16375" table:style-name="ce22"/>
        </table:table-row>
        <table:table-row table:style-name="ro6">
          <table:table-cell table:style-name="ce47"/>
          <table:table-cell table:style-name="ce48"/>
          <table:table-cell table:number-columns-repeated="6" table:style-name="ce49"/>
          <table:table-cell table:style-name="ce50"/>
          <table:table-cell table:number-columns-repeated="16375" table:style-name="ce22"/>
        </table:table-row>
        <table:table-row table:number-rows-repeated="3" table:style-name="ro6">
          <table:table-cell table:number-columns-repeated="8" table:style-name="ce51"/>
          <table:table-cell table:style-name="ce52"/>
          <table:table-cell table:number-columns-repeated="16375" table:style-name="ce22"/>
        </table:table-row>
        <table:table-row table:style-name="ro4">
          <table:table-cell table:style-name="ce53"/>
          <table:table-cell table:number-columns-repeated="7" table:style-name="ce54"/>
          <table:table-cell table:style-name="ce55"/>
          <table:table-cell table:number-columns-repeated="16375" table:style-name="ce22"/>
        </table:table-row>
        <table:table-row table:style-name="ro6">
          <table:table-cell office:value-type="string" table:style-name="ce56">
            <text:p>Conclusión:<text:span text:style-name="T1"><text:s/></text:span></text:p>
          </table:table-cell>
          <table:table-cell table:number-columns-repeated="7" table:style-name="ce57"/>
          <table:table-cell table:style-name="ce58"/>
          <table:table-cell table:style-name="ce59"/>
          <table:table-cell table:number-columns-repeated="16374" table:style-name="ce22"/>
        </table:table-row>
        <table:table-row table:number-rows-repeated="2" table:style-name="ro6">
          <table:table-cell table:style-name="ce60"/>
          <table:table-cell table:number-columns-repeated="7" table:style-name="ce61"/>
          <table:table-cell table:style-name="ce62"/>
          <table:table-cell table:style-name="ce59"/>
          <table:table-cell table:number-columns-repeated="16374" table:style-name="ce22"/>
        </table:table-row>
        <table:table-row table:style-name="ro4">
          <table:table-cell table:style-name="ce63"/>
          <table:table-cell table:number-columns-repeated="7" table:style-name="ce64"/>
          <table:table-cell table:style-name="ce65"/>
          <table:table-cell table:style-name="ce59"/>
          <table:table-cell table:number-columns-repeated="16374" table:style-name="ce22"/>
        </table:table-row>
        <table:table-row table:style-name="ro6">
          <table:table-cell office:value-type="string" table:style-name="ce66">
            <text:p>Fuente:<text:span text:style-name="T2"><text:s/></text:span></text:p>
          </table:table-cell>
          <table:table-cell table:number-columns-repeated="8" table:style-name="ce61"/>
          <table:table-cell table:style-name="ce59"/>
          <table:table-cell table:number-columns-repeated="16374" table:style-name="ce22"/>
        </table:table-row>
        <table:table-row table:style-name="ro6">
          <table:table-cell table:number-columns-repeated="8" table:style-name="ce61"/>
          <table:table-cell table:style-name="ce61">
            <draw:custom-shape svg:x="1.13542in" svg:y="0.08333in" svg:width="0.63542in" svg:height="0.3125in" draw:z-index="1" draw:id="id0" draw:style-name="a5" draw:name="3 Flecha izquierda">
              <svg:title/>
              <svg:desc/>
              <text:p text:style-name="a1" text:class-names="" text:cond-style-name=""><text:span text:style-name="a0" text:class-names="">PG</text:span></text:p>
              <text:p text:style-name="a3" text:class-names="" text:cond-style-name=""><text:span text:style-name="a2" text:class-names=""/></text:p>
    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5832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21600 * ?f6"/>
                <draw:equation draw:name="f15" draw:formula="0 * ?f7"/>
                <draw:equation draw:name="f16" draw:formula="21600 * ?f7"/>
                <draw:equation draw:name="f17" draw:formula="?f11 * ?f12"/>
                <draw:equation draw:name="f18" draw:formula="?f17 / 10800"/>
                <draw:equation draw:name="f19" draw:formula="?f11 - ?f18"/>
                <draw:equation draw:name="f20" draw:formula="$0 / ?f6"/>
                <draw:equation draw:name="f21" draw:formula="$1 / ?f7"/>
                <draw:equation draw:name="f22" draw:formula="?f15 / ?f7"/>
                <draw:equation draw:name="f23" draw:formula="?f16 / ?f7"/>
                <draw:equation draw:name="f24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59"/>
          <table:table-cell table:number-columns-repeated="16374" table:style-name="ce22"/>
        </table:table-row>
        <table:table-row table:style-name="ro7">
          <table:table-cell office:value-type="string" table:style-name="ce67">
            <text:p>√</text:p>
          </table:table-cell>
          <table:table-cell office:value-type="string" table:style-name="ce68">
            <text:p>Revisado</text:p>
          </table:table-cell>
          <table:table-cell table:number-columns-repeated="5" table:style-name="ce68"/>
          <table:table-cell table:number-columns-repeated="16377" table:style-name="ce22"/>
        </table:table-row>
        <table:table-row table:style-name="ro7">
          <table:table-cell office:value-type="string" table:style-name="ce67">
            <text:p>¥</text:p>
          </table:table-cell>
          <table:table-cell office:value-type="string" table:style-name="ce68">
            <text:p>Confrontado con libros</text:p>
          </table:table-cell>
          <table:table-cell table:number-columns-repeated="5" table:style-name="ce68"/>
          <table:table-cell table:number-columns-repeated="2" table:style-name="ce22"/>
          <table:table-cell table:style-name="ce59"/>
          <table:table-cell table:number-columns-repeated="16374" table:style-name="ce22"/>
        </table:table-row>
        <table:table-row table:style-name="ro7">
          <table:table-cell office:value-type="string" table:style-name="ce67">
            <text:p>§</text:p>
          </table:table-cell>
          <table:table-cell office:value-type="string" table:style-name="ce68">
            <text:p>Cotejado con documento</text:p>
          </table:table-cell>
          <table:table-cell table:number-columns-repeated="5" table:style-name="ce68"/>
          <table:table-cell table:number-columns-repeated="2" table:style-name="ce22"/>
          <table:table-cell table:style-name="ce59"/>
          <table:table-cell table:number-columns-repeated="16374" table:style-name="ce22"/>
        </table:table-row>
        <table:table-row table:style-name="ro7">
          <table:table-cell office:value-type="string" table:style-name="ce67">
            <text:p>Ʃ</text:p>
          </table:table-cell>
          <table:table-cell office:value-type="string" table:style-name="ce68">
            <text:p>Totalizado</text:p>
          </table:table-cell>
          <table:table-cell table:number-columns-repeated="7" table:style-name="ce68"/>
          <table:table-cell table:style-name="ce59"/>
          <table:table-cell table:number-columns-repeated="16374" table:style-name="ce22"/>
        </table:table-row>
        <table:table-row table:style-name="ro7">
          <table:table-cell table:number-columns-repeated="9" table:style-name="ce68"/>
          <table:table-cell table:style-name="ce59"/>
          <table:table-cell table:number-columns-repeated="16374" table:style-name="ce22"/>
        </table:table-row>
        <table:table-row table:style-name="ro7">
          <table:table-cell office:value-type="string" table:style-name="ce69">
            <text:p>Felix Montalvo &amp; Asociados FELMON Cía. Ltda. - CPA Associates International</text:p>
          </table:table-cell>
          <table:table-cell table:style-name="ce22"/>
          <table:table-cell table:style-name="ce70"/>
          <table:table-cell table:number-columns-repeated="16381" table:style-name="ce22"/>
        </table:table-row>
        <table:table-row table:number-rows-repeated="1048531" table:style-name="ro8">
          <table:table-cell table:number-columns-repeated="16384"/>
        </table:table-row>
      </table:table>
      <table:table table:name="Vencimiento" table:style-name="ta1"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07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column table:style-name="co1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0" table:number-columns-repeated="251" table:default-cell-style-name="ce11"/>
        <table:table-row table:style-name="ro5">
          <table:table-cell table:number-columns-repeated="2" table:style-name="ce2"/>
          <table:table-cell table:style-name="ce76"/>
          <table:table-cell table:number-columns-repeated="16381" table:style-name="ce2"/>
        </table:table-row>
        <table:table-row table:style-name="ro5">
          <table:table-cell office:value-type="string" office:string-value="LINKOTEL S.A." table:formula="of:=['file:///C:/Users/Dara%20Macias/Desktop/Linkotel,%20papeles%20de%20trabajo%20auditoria%202020.xls'#'BG-A'.$A$2]" table:number-columns-spanned="4" table:number-rows-spanned="1" table:style-name="ce72">
            <text:p>LINKOTEL S.A.</text:p>
          </table:table-cell>
          <table:covered-table-cell table:number-columns-repeated="3"/>
          <table:table-cell office:value-type="string" table:style-name="ce4">
            <text:p>Ref.:<text:s/></text:p>
          </table:table-cell>
          <table:table-cell office:value-type="string" table:style-name="ce5">
            <text:p>P-2-1</text:p>
          </table:table-cell>
          <table:table-cell table:number-columns-repeated="16378" table:style-name="ce2"/>
        </table:table-row>
        <table:table-row table:style-name="ro5">
          <table:table-cell office:value-type="string" table:number-columns-spanned="4" table:number-rows-spanned="1" table:style-name="ce72">
            <text:p>ACTIVO</text:p>
          </table:table-cell>
          <table:covered-table-cell table:number-columns-repeated="3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78" table:style-name="ce2"/>
        </table:table-row>
        <table:table-row table:style-name="ro5">
          <table:table-cell office:value-type="string" table:number-columns-spanned="4" table:number-rows-spanned="1" table:style-name="ce72">
            <text:p>VENCIMIENTO CUENTAS POR PAGAR</text:p>
          </table:table-cell>
          <table:covered-table-cell table:number-columns-repeated="3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78" table:style-name="ce2"/>
        </table:table-row>
        <table:table-row table:style-name="ro5">
          <table:table-cell office:value-type="string" office:string-value="AUDITORÍA AL 31/12/2020" table:formula="of:=['file:///C:/Users/Dara%20Macias/Desktop/Linkotel,%20papeles%20de%20trabajo%20auditoria%202020.xls'#'BG-A'.$A$5]" table:number-columns-spanned="4" table:number-rows-spanned="1" table:style-name="ce72">
            <text:p>AUDITORÍA AL 31/12/2020</text:p>
          </table:table-cell>
          <table:covered-table-cell table:number-columns-repeated="3"/>
          <table:table-cell office:value-type="string" table:style-name="ce2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78" table:style-name="ce2"/>
        </table:table-row>
        <table:table-row table:style-name="ro5">
          <table:table-cell table:number-columns-repeated="2" table:style-name="ce6"/>
          <table:table-cell table:style-name="ce76"/>
          <table:table-cell table:number-columns-repeated="16381" table:style-name="ce6"/>
        </table:table-row>
        <table:table-row table:style-name="ro5">
          <table:table-cell table:style-name="ce11"/>
          <table:table-cell office:value-type="string" table:style-name="ce77">
            <text:p>VENCIMIENTO</text:p>
          </table:table-cell>
          <table:table-cell office:value-type="float" office:value="2016" table:style-name="ce77">
            <text:p>2016</text:p>
          </table:table-cell>
          <table:table-cell office:value-type="float" office:value="2015" table:style-name="ce78">
            <text:p>2015</text:p>
          </table:table-cell>
          <table:table-cell table:number-columns-repeated="16380" table:style-name="ce11"/>
        </table:table-row>
        <table:table-row table:style-name="ro9">
          <table:table-cell table:style-name="ce11"/>
          <table:table-cell office:value-type="string" table:style-name="ce79">
            <text:p>Por vencer</text:p>
            <text:p>Vencidos:</text:p>
          </table:table-cell>
          <table:table-cell office:value-type="float" office:value="0" table:style-name="ce80">
            <text:p>0,00</text:p>
          </table:table-cell>
          <table:table-cell office:value-type="float" office:value="0" table:style-name="ce81">
            <text:p>0,00</text:p>
          </table:table-cell>
          <table:table-cell table:number-columns-repeated="16380" table:style-name="ce11"/>
        </table:table-row>
        <table:table-row table:style-name="ro5">
          <table:table-cell table:style-name="ce11"/>
          <table:table-cell office:value-type="string" table:style-name="ce82">
            <text:p>De 0 a 30 días</text:p>
          </table:table-cell>
          <table:table-cell office:value-type="float" office:value="0" table:formula="of:=+[.C23]" table:style-name="ce83">
            <text:p>0,00</text:p>
          </table:table-cell>
          <table:table-cell office:value-type="float" office:value="0" table:style-name="ce84">
            <text:p>0,00</text:p>
          </table:table-cell>
          <table:table-cell table:number-columns-repeated="16380" table:style-name="ce11"/>
        </table:table-row>
        <table:table-row table:style-name="ro5">
          <table:table-cell table:style-name="ce11"/>
          <table:table-cell office:value-type="string" table:style-name="ce82">
            <text:p>De 31 a 60 días</text:p>
          </table:table-cell>
          <table:table-cell office:value-type="float" office:value="0" table:formula="of:=+[.C33]" table:style-name="ce83">
            <text:p>0,00</text:p>
          </table:table-cell>
          <table:table-cell office:value-type="float" office:value="0" table:style-name="ce84">
            <text:p>0,00</text:p>
          </table:table-cell>
          <table:table-cell table:number-columns-repeated="16380" table:style-name="ce11"/>
        </table:table-row>
        <table:table-row table:style-name="ro5">
          <table:table-cell table:style-name="ce11"/>
          <table:table-cell office:value-type="string" table:style-name="ce82">
            <text:p>De 61 a 90 días</text:p>
          </table:table-cell>
          <table:table-cell office:value-type="float" office:value="0" table:formula="of:=+[.C43]" table:style-name="ce83">
            <text:p>0,00</text:p>
          </table:table-cell>
          <table:table-cell office:value-type="float" office:value="0" table:style-name="ce84">
            <text:p>0,00</text:p>
          </table:table-cell>
          <table:table-cell table:number-columns-repeated="16380" table:style-name="ce11"/>
        </table:table-row>
        <table:table-row table:style-name="ro5">
          <table:table-cell table:style-name="ce11"/>
          <table:table-cell office:value-type="string" table:style-name="ce85">
            <text:p>Más de 91 días</text:p>
          </table:table-cell>
          <table:table-cell office:value-type="float" office:value="0" table:formula="of:=+[.C53]" table:style-name="ce86">
            <text:p>0,00</text:p>
          </table:table-cell>
          <table:table-cell office:value-type="float" office:value="0" table:style-name="ce87">
            <text:p>0,00</text:p>
          </table:table-cell>
          <table:table-cell table:number-columns-repeated="16380" table:style-name="ce11"/>
        </table:table-row>
        <table:table-row table:style-name="ro5">
          <table:table-cell table:style-name="ce11"/>
          <table:table-cell office:value-type="string" table:style-name="ce88">
            <text:p>Total</text:p>
          </table:table-cell>
          <table:table-cell office:value-type="float" office:value="0" table:formula="of:=SUM([.C8:.C12])" table:style-name="ce89">
            <text:p>0,00</text:p>
          </table:table-cell>
          <table:table-cell office:value-type="float" office:value="0" table:formula="of:=SUM([.D8:.D12])" table:style-name="ce90">
            <text:p>0,00</text:p>
          </table:table-cell>
          <table:table-cell table:number-columns-repeated="16380" table:style-name="ce11"/>
        </table:table-row>
        <table:table-row table:style-name="ro5">
          <table:table-cell table:style-name="ce11"/>
          <table:table-cell table:style-name="ce91"/>
          <table:table-cell table:number-columns-repeated="2" table:style-name="ce92"/>
          <table:table-cell table:number-columns-repeated="16380" table:style-name="ce11"/>
        </table:table-row>
        <table:table-row table:style-name="ro5">
          <table:table-cell table:style-name="ce11"/>
          <table:table-cell office:value-type="string" table:style-name="ce77">
            <text:p>PROVEEDORES</text:p>
          </table:table-cell>
          <table:table-cell office:value-type="string" table:style-name="ce93">
            <text:p>De 0 a 30 días</text:p>
          </table:table-cell>
          <table:table-cell table:style-name="ce94"/>
          <table:table-cell table:number-columns-repeated="16380" table:style-name="ce11"/>
        </table:table-row>
        <table:table-row table:style-name="ro5">
          <table:table-cell table:style-name="ce11"/>
          <table:table-cell table:style-name="ce95"/>
          <table:table-cell table:style-name="ce96"/>
          <table:table-cell table:style-name="ce92"/>
          <table:table-cell table:number-columns-repeated="16380" table:style-name="ce11"/>
        </table:table-row>
        <table:table-row table:number-rows-repeated="5" table:style-name="ro5">
          <table:table-cell/>
          <table:table-cell table:style-name="ce97"/>
          <table:table-cell table:style-name="ce98"/>
          <table:table-cell table:style-name="ce92"/>
          <table:table-cell table:number-columns-repeated="16380"/>
        </table:table-row>
        <table:table-row table:style-name="ro5">
          <table:table-cell/>
          <table:table-cell table:style-name="ce99"/>
          <table:table-cell table:style-name="ce100"/>
          <table:table-cell table:style-name="ce92"/>
          <table:table-cell table:number-columns-repeated="16380"/>
        </table:table-row>
        <table:table-row table:style-name="ro5">
          <table:table-cell/>
          <table:table-cell office:value-type="string" table:style-name="ce88">
            <text:p>Total</text:p>
          </table:table-cell>
          <table:table-cell office:value-type="float" office:value="0" table:formula="of:=SUM([.C16:.C22])" table:style-name="ce90">
            <text:p>0,00</text:p>
          </table:table-cell>
          <table:table-cell table:style-name="ce92"/>
          <table:table-cell table:number-columns-repeated="16380"/>
        </table:table-row>
        <table:table-row table:style-name="ro5">
          <table:table-cell/>
          <table:table-cell table:style-name="ce91"/>
          <table:table-cell table:number-columns-repeated="2" table:style-name="ce92"/>
          <table:table-cell table:number-columns-repeated="16380"/>
        </table:table-row>
        <table:table-row table:style-name="ro5">
          <table:table-cell/>
          <table:table-cell office:value-type="string" table:style-name="ce77">
            <text:p>PROVEEDORES</text:p>
          </table:table-cell>
          <table:table-cell office:value-type="string" table:style-name="ce93">
            <text:p>De 31 a 60 días</text:p>
          </table:table-cell>
          <table:table-cell table:style-name="ce92"/>
          <table:table-cell table:number-columns-repeated="16380"/>
        </table:table-row>
        <table:table-row table:style-name="ro5">
          <table:table-cell/>
          <table:table-cell table:style-name="ce95"/>
          <table:table-cell table:style-name="ce96"/>
          <table:table-cell table:style-name="ce92"/>
          <table:table-cell table:number-columns-repeated="16380"/>
        </table:table-row>
        <table:table-row table:number-rows-repeated="5" table:style-name="ro5">
          <table:table-cell/>
          <table:table-cell table:style-name="ce97"/>
          <table:table-cell table:style-name="ce98"/>
          <table:table-cell table:style-name="ce92"/>
          <table:table-cell table:number-columns-repeated="16380"/>
        </table:table-row>
        <table:table-row table:style-name="ro5">
          <table:table-cell/>
          <table:table-cell table:style-name="ce99"/>
          <table:table-cell table:style-name="ce100"/>
          <table:table-cell table:style-name="ce92"/>
          <table:table-cell table:number-columns-repeated="16380"/>
        </table:table-row>
        <table:table-row table:style-name="ro5">
          <table:table-cell/>
          <table:table-cell office:value-type="string" table:style-name="ce88">
            <text:p>Total</text:p>
          </table:table-cell>
          <table:table-cell office:value-type="float" office:value="0" table:formula="of:=SUM([.C26:.C32])" table:style-name="ce90">
            <text:p>0,00</text:p>
          </table:table-cell>
          <table:table-cell table:style-name="ce92"/>
          <table:table-cell table:number-columns-repeated="16380"/>
        </table:table-row>
        <table:table-row table:style-name="ro5">
          <table:table-cell/>
          <table:table-cell table:style-name="ce91"/>
          <table:table-cell table:number-columns-repeated="2" table:style-name="ce92"/>
          <table:table-cell table:number-columns-repeated="16380"/>
        </table:table-row>
        <table:table-row table:style-name="ro5">
          <table:table-cell/>
          <table:table-cell office:value-type="string" table:style-name="ce77">
            <text:p>PROVEEDORES</text:p>
          </table:table-cell>
          <table:table-cell office:value-type="string" table:style-name="ce93">
            <text:p>De 61 a 90 días</text:p>
          </table:table-cell>
          <table:table-cell table:style-name="ce92"/>
          <table:table-cell table:number-columns-repeated="16380"/>
        </table:table-row>
        <table:table-row table:style-name="ro5">
          <table:table-cell/>
          <table:table-cell table:style-name="ce95"/>
          <table:table-cell table:style-name="ce96"/>
          <table:table-cell table:style-name="ce92"/>
          <table:table-cell table:number-columns-repeated="16380"/>
        </table:table-row>
        <table:table-row table:number-rows-repeated="5" table:style-name="ro5">
          <table:table-cell/>
          <table:table-cell table:style-name="ce97"/>
          <table:table-cell table:style-name="ce98"/>
          <table:table-cell table:style-name="ce92"/>
          <table:table-cell table:number-columns-repeated="16380"/>
        </table:table-row>
        <table:table-row table:style-name="ro5">
          <table:table-cell/>
          <table:table-cell table:style-name="ce99"/>
          <table:table-cell table:style-name="ce100"/>
          <table:table-cell table:style-name="ce92"/>
          <table:table-cell table:number-columns-repeated="16380"/>
        </table:table-row>
        <table:table-row table:style-name="ro5">
          <table:table-cell/>
          <table:table-cell office:value-type="string" table:style-name="ce88">
            <text:p>Total</text:p>
          </table:table-cell>
          <table:table-cell office:value-type="float" office:value="0" table:formula="of:=SUM([.C36:.C42])" table:style-name="ce90">
            <text:p>0,00</text:p>
          </table:table-cell>
          <table:table-cell table:style-name="ce92"/>
          <table:table-cell table:number-columns-repeated="16380"/>
        </table:table-row>
        <table:table-row table:style-name="ro5">
          <table:table-cell/>
          <table:table-cell table:style-name="ce91"/>
          <table:table-cell table:number-columns-repeated="2" table:style-name="ce92"/>
          <table:table-cell table:number-columns-repeated="16380"/>
        </table:table-row>
        <table:table-row table:style-name="ro5">
          <table:table-cell/>
          <table:table-cell office:value-type="string" table:style-name="ce77">
            <text:p>PROVEEDORES</text:p>
          </table:table-cell>
          <table:table-cell office:value-type="string" table:style-name="ce93">
            <text:p>Más de 91 días</text:p>
          </table:table-cell>
          <table:table-cell table:style-name="ce92"/>
          <table:table-cell table:number-columns-repeated="16380"/>
        </table:table-row>
        <table:table-row table:style-name="ro5">
          <table:table-cell/>
          <table:table-cell table:style-name="ce95"/>
          <table:table-cell table:style-name="ce96"/>
          <table:table-cell table:style-name="ce92"/>
          <table:table-cell table:number-columns-repeated="16380"/>
        </table:table-row>
        <table:table-row table:number-rows-repeated="2" table:style-name="ro5">
          <table:table-cell/>
          <table:table-cell table:style-name="ce97"/>
          <table:table-cell table:style-name="ce98"/>
          <table:table-cell table:style-name="ce92"/>
          <table:table-cell table:number-columns-repeated="16380"/>
        </table:table-row>
        <table:table-row table:number-rows-repeated="3" table:style-name="ro5">
          <table:table-cell table:style-name="ce11"/>
          <table:table-cell table:style-name="ce97"/>
          <table:table-cell table:style-name="ce98"/>
          <table:table-cell table:style-name="ce92"/>
          <table:table-cell table:number-columns-repeated="16380" table:style-name="ce11"/>
        </table:table-row>
        <table:table-row table:style-name="ro5">
          <table:table-cell table:style-name="ce11"/>
          <table:table-cell table:style-name="ce99"/>
          <table:table-cell table:style-name="ce100"/>
          <table:table-cell table:style-name="ce92"/>
          <table:table-cell table:number-columns-repeated="16380" table:style-name="ce11"/>
        </table:table-row>
        <table:table-row table:style-name="ro5">
          <table:table-cell table:style-name="ce11"/>
          <table:table-cell office:value-type="string" table:style-name="ce88">
            <text:p>Total</text:p>
          </table:table-cell>
          <table:table-cell office:value-type="float" office:value="0" table:formula="of:=SUM([.C46:.C52])" table:style-name="ce90">
            <text:p>0,00</text:p>
          </table:table-cell>
          <table:table-cell table:style-name="ce92"/>
          <table:table-cell table:number-columns-repeated="16380" table:style-name="ce11"/>
        </table:table-row>
        <table:table-row table:style-name="ro5">
          <table:table-cell table:style-name="ce11"/>
          <table:table-cell table:style-name="ce91"/>
          <table:table-cell table:number-columns-repeated="2" table:style-name="ce92"/>
          <table:table-cell table:number-columns-repeated="16380" table:style-name="ce11"/>
        </table:table-row>
        <table:table-row table:style-name="ro5">
          <table:table-cell office:value-type="string" table:style-name="ce44">
            <text:p>Comentario:<text:s/></text:p>
          </table:table-cell>
          <table:table-cell table:number-columns-repeated="4" table:style-name="ce45"/>
          <table:table-cell table:style-name="ce46"/>
          <table:table-cell table:number-columns-repeated="16378" table:style-name="ce22"/>
        </table:table-row>
        <table:table-row table:style-name="ro5">
          <table:table-cell table:style-name="ce47"/>
          <table:table-cell table:number-columns-repeated="4" table:style-name="ce49"/>
          <table:table-cell table:style-name="ce50"/>
          <table:table-cell table:number-columns-repeated="16378" table:style-name="ce22"/>
        </table:table-row>
        <table:table-row table:number-rows-repeated="3" table:style-name="ro5">
          <table:table-cell table:style-name="ce101"/>
          <table:table-cell table:number-columns-repeated="4" table:style-name="ce102"/>
          <table:table-cell table:style-name="ce103"/>
          <table:table-cell table:number-columns-repeated="16378" table:style-name="ce22"/>
        </table:table-row>
        <table:table-row table:style-name="ro5">
          <table:table-cell table:style-name="ce104"/>
          <table:table-cell table:number-columns-repeated="4" table:style-name="ce105"/>
          <table:table-cell table:style-name="ce106"/>
          <table:table-cell table:number-columns-repeated="16378" table:style-name="ce22"/>
        </table:table-row>
        <table:table-row table:style-name="ro5">
          <table:table-cell office:value-type="string" table:style-name="ce56">
            <text:p>Conclusión:<text:span text:style-name="T1"><text:s/></text:span></text:p>
          </table:table-cell>
          <table:table-cell table:number-columns-repeated="4" table:style-name="ce57"/>
          <table:table-cell table:style-name="ce58"/>
          <table:table-cell table:style-name="ce59"/>
          <table:table-cell table:number-columns-repeated="16377" table:style-name="ce22"/>
        </table:table-row>
        <table:table-row table:number-rows-repeated="2" table:style-name="ro5">
          <table:table-cell table:style-name="ce60"/>
          <table:table-cell table:number-columns-repeated="4" table:style-name="ce61"/>
          <table:table-cell table:style-name="ce62"/>
          <table:table-cell table:style-name="ce59"/>
          <table:table-cell table:number-columns-repeated="16377" table:style-name="ce22"/>
        </table:table-row>
        <table:table-row table:style-name="ro5">
          <table:table-cell table:style-name="ce63"/>
          <table:table-cell table:number-columns-repeated="4" table:style-name="ce64"/>
          <table:table-cell table:style-name="ce65"/>
          <table:table-cell table:style-name="ce59"/>
          <table:table-cell table:number-columns-repeated="16377" table:style-name="ce22"/>
        </table:table-row>
        <table:table-row table:style-name="ro5">
          <table:table-cell office:value-type="string" table:style-name="ce66">
            <text:p>Fuente:<text:span text:style-name="T2"><text:s/></text:span></text:p>
          </table:table-cell>
          <table:table-cell table:number-columns-repeated="5" table:style-name="ce61"/>
          <table:table-cell table:style-name="ce59"/>
          <table:table-cell table:number-columns-repeated="16377" table:style-name="ce22"/>
        </table:table-row>
        <table:table-row table:style-name="ro5">
          <table:table-cell table:number-columns-repeated="5" table:style-name="ce61"/>
          <table:table-cell table:style-name="ce22">
            <draw:custom-shape svg:x="0.20833in" svg:y="0.09375in" svg:width="0.46875in" svg:height="0.35417in" draw:z-index="1" draw:id="id1" draw:style-name="a11" draw:name="1 Flecha izquierda">
              <svg:title/>
              <svg:desc/>
              <text:p text:style-name="a7" text:class-names="" text:cond-style-name=""><text:span text:style-name="a6" text:class-names="">PG</text:span></text:p>
              <text:p text:style-name="a9" text:class-names="" text:cond-style-name=""><text:span text:style-name="a8" text:class-names=""/></text:p>
    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661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21600 * ?f6"/>
                <draw:equation draw:name="f15" draw:formula="0 * ?f7"/>
                <draw:equation draw:name="f16" draw:formula="21600 * ?f7"/>
                <draw:equation draw:name="f17" draw:formula="?f11 * ?f12"/>
                <draw:equation draw:name="f18" draw:formula="?f17 / 10800"/>
                <draw:equation draw:name="f19" draw:formula="?f11 - ?f18"/>
                <draw:equation draw:name="f20" draw:formula="$0 / ?f6"/>
                <draw:equation draw:name="f21" draw:formula="$1 / ?f7"/>
                <draw:equation draw:name="f22" draw:formula="?f15 / ?f7"/>
                <draw:equation draw:name="f23" draw:formula="?f16 / ?f7"/>
                <draw:equation draw:name="f24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78" table:style-name="ce22"/>
        </table:table-row>
        <table:table-row table:style-name="ro5">
          <table:table-cell office:value-type="string" table:style-name="ce67">
            <text:p>√</text:p>
          </table:table-cell>
          <table:table-cell office:value-type="string" table:style-name="ce68">
            <text:p>Revisado</text:p>
          </table:table-cell>
          <table:table-cell table:number-columns-repeated="3" table:style-name="ce68"/>
          <table:table-cell table:number-columns-repeated="2" table:style-name="ce22"/>
          <table:table-cell table:number-columns-repeated="2" table:style-name="ce68"/>
          <table:table-cell table:number-columns-repeated="16375" table:style-name="ce22"/>
        </table:table-row>
        <table:table-row table:style-name="ro5">
          <table:table-cell office:value-type="string" table:style-name="ce67">
            <text:p>¥</text:p>
          </table:table-cell>
          <table:table-cell office:value-type="string" table:style-name="ce68">
            <text:p>Confrontado con libros</text:p>
          </table:table-cell>
          <table:table-cell table:number-columns-repeated="3" table:style-name="ce68"/>
          <table:table-cell table:number-columns-repeated="16379" table:style-name="ce22"/>
        </table:table-row>
        <table:table-row table:style-name="ro5">
          <table:table-cell office:value-type="string" table:style-name="ce67">
            <text:p>§</text:p>
          </table:table-cell>
          <table:table-cell office:value-type="string" table:style-name="ce68">
            <text:p>Cotejado con documento</text:p>
          </table:table-cell>
          <table:table-cell table:number-columns-repeated="4" table:style-name="ce68"/>
          <table:table-cell table:style-name="ce59"/>
          <table:table-cell table:number-columns-repeated="16377" table:style-name="ce22"/>
        </table:table-row>
        <table:table-row table:style-name="ro5">
          <table:table-cell office:value-type="string" table:style-name="ce67">
            <text:p>Ʃ</text:p>
          </table:table-cell>
          <table:table-cell office:value-type="string" table:style-name="ce68">
            <text:p>Totalizado</text:p>
          </table:table-cell>
          <table:table-cell table:number-columns-repeated="4" table:style-name="ce68"/>
          <table:table-cell table:style-name="ce59"/>
          <table:table-cell table:number-columns-repeated="16377" table:style-name="ce22"/>
        </table:table-row>
        <table:table-row table:style-name="ro5">
          <table:table-cell table:number-columns-repeated="6" table:style-name="ce68"/>
          <table:table-cell table:style-name="ce59"/>
          <table:table-cell table:number-columns-repeated="16377" table:style-name="ce22"/>
        </table:table-row>
        <table:table-row table:style-name="ro5">
          <table:table-cell office:value-type="string" table:style-name="ce69">
            <text:p>Felix Montalvo &amp; Asociados FELMON Cía. Ltda. - CPA Associates International</text:p>
          </table:table-cell>
          <table:table-cell table:style-name="ce22"/>
          <table:table-cell table:style-name="ce70"/>
          <table:table-cell table:number-columns-repeated="16381" table:style-name="ce22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2" table:style-name="ce11"/>
          <table:table-cell table:number-columns-repeated="2" table:style-name="ce107"/>
          <table:table-cell table:number-columns-repeated="4" table:style-name="ce11"/>
          <table:table-cell table:style-name="ce68"/>
          <table:table-cell table:number-columns-repeated="16375"/>
        </table:table-row>
        <table:table-row table:style-name="ro5">
          <table:table-cell table:number-columns-repeated="2" table:style-name="ce11"/>
          <table:table-cell table:number-columns-repeated="2" table:style-name="ce107"/>
          <table:table-cell table:number-columns-repeated="3" table:style-name="ce11"/>
          <table:table-cell table:style-name="ce68"/>
          <table:table-cell table:number-columns-repeated="16376" table:style-name="ce11"/>
        </table:table-row>
        <table:table-row table:style-name="ro5">
          <table:table-cell table:number-columns-repeated="2" table:style-name="ce11"/>
          <table:table-cell table:number-columns-repeated="2" table:style-name="ce107"/>
          <table:table-cell table:number-columns-repeated="3" table:style-name="ce11"/>
          <table:table-cell table:style-name="ce59"/>
          <table:table-cell table:number-columns-repeated="16376" table:style-name="ce11"/>
        </table:table-row>
        <table:table-row table:number-rows-repeated="1048500" table:style-name="ro5">
          <table:table-cell table:number-columns-repeated="16384"/>
        </table:table-row>
      </table:table>
      <table:table table:name="Resumen_de_Circulación_a_Provee" table:style-name="ta1"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column table:style-name="co1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0" table:number-columns-repeated="249" table:default-cell-style-name="ce22"/>
        <table:table-row table:style-name="ro1">
          <table:table-cell table:number-columns-repeated="16384" table:style-name="ce2"/>
        </table:table-row>
        <table:table-row table:style-name="ro1">
          <table:table-cell office:value-type="string" office:string-value="LINKOTEL S.A." table:formula="of:=['file:///C:/Users/Dara%20Macias/Desktop/Linkotel,%20papeles%20de%20trabajo%20auditoria%202020.xls'#'BG-A'.$A$2]" table:number-columns-spanned="5" table:number-rows-spanned="1" table:style-name="ce72">
            <text:p>LINKOTEL S.A.</text:p>
          </table:table-cell>
          <table:covered-table-cell table:number-columns-repeated="4"/>
          <table:table-cell office:value-type="string" table:style-name="ce4">
            <text:p>Ref.:<text:s/></text:p>
          </table:table-cell>
          <table:table-cell office:value-type="string" table:style-name="ce5">
            <text:p>P-2-2</text:p>
          </table:table-cell>
          <table:table-cell table:number-columns-repeated="16377" table:style-name="ce2"/>
        </table:table-row>
        <table:table-row table:style-name="ro1">
          <table:table-cell office:value-type="string" table:number-columns-spanned="5" table:number-rows-spanned="1" table:style-name="ce72">
            <text:p>PASIVO</text:p>
          </table:table-cell>
          <table:covered-table-cell table:number-columns-repeated="4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77" table:style-name="ce2"/>
        </table:table-row>
        <table:table-row table:style-name="ro1">
          <table:table-cell office:value-type="string" table:number-columns-spanned="5" table:number-rows-spanned="1" table:style-name="ce72">
            <text:p>RESUMEN DE CIRCULARIZACIÓN A PROVEEDORES</text:p>
          </table:table-cell>
          <table:covered-table-cell table:number-columns-repeated="4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77" table:style-name="ce2"/>
        </table:table-row>
        <table:table-row table:style-name="ro1">
          <table:table-cell office:value-type="string" office:string-value="AUDITORÍA AL 31/12/2020" table:formula="of:=['file:///C:/Users/Dara%20Macias/Desktop/Linkotel,%20papeles%20de%20trabajo%20auditoria%202020.xls'#'BG-A'.$A$5]" table:number-columns-spanned="5" table:number-rows-spanned="1" table:style-name="ce72">
            <text:p>AUDITORÍA AL 31/12/2020</text:p>
          </table:table-cell>
          <table:covered-table-cell table:number-columns-repeated="4"/>
          <table:table-cell office:value-type="string" table:style-name="ce2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77" table:style-name="ce2"/>
        </table:table-row>
        <table:table-row table:style-name="ro1">
          <table:table-cell table:number-columns-repeated="16384" table:style-name="ce2"/>
        </table:table-row>
        <table:table-row table:style-name="ro10">
          <table:table-cell office:value-type="string" office:string-value="CÓDIGO" table:formula="of:=+['file:///C:/Users/Dara%20Macias/Desktop/Linkotel,%20papeles%20de%20trabajo%20auditoria%202020.xls'#'BG-A'.$A$7]" table:style-name="ce108">
            <text:p>CÓDIGO</text:p>
          </table:table-cell>
          <table:table-cell office:value-type="string" table:style-name="ce109">
            <text:p>PROVEEDORES</text:p>
          </table:table-cell>
          <table:table-cell office:value-type="string" table:style-name="ce110">
            <text:p>REF</text:p>
          </table:table-cell>
          <table:table-cell office:value-type="string" table:style-name="ce108">
            <text:p>SALDO AL 31/12/16</text:p>
          </table:table-cell>
          <table:table-cell office:value-type="string" table:style-name="ce109">
            <text:p>RESPUES. CONFORME</text:p>
          </table:table-cell>
          <table:table-cell office:value-type="string" table:style-name="ce111">
            <text:p>PERSONA ENCARGADA</text:p>
          </table:table-cell>
          <table:table-cell office:value-type="string" table:style-name="ce108">
            <text:p>FECHA ENVÌO</text:p>
          </table:table-cell>
          <table:table-cell table:number-columns-repeated="16377" table:style-name="ce112"/>
        </table:table-row>
        <table:table-row table:style-name="ro5">
          <table:table-cell table:style-name="ce113"/>
          <table:table-cell table:style-name="ce114"/>
          <table:table-cell table:style-name="ce17"/>
          <table:table-cell table:style-name="ce115"/>
          <table:table-cell table:number-columns-repeated="2" table:style-name="ce116"/>
          <table:table-cell table:style-name="ce117"/>
          <table:table-cell table:number-columns-repeated="16377"/>
        </table:table-row>
        <table:table-row table:style-name="ro5">
          <table:table-cell table:style-name="ce118"/>
          <table:table-cell table:style-name="ce119"/>
          <table:table-cell table:style-name="ce25"/>
          <table:table-cell table:style-name="ce120"/>
          <table:table-cell table:style-name="ce119"/>
          <table:table-cell table:style-name="ce33"/>
          <table:table-cell table:style-name="ce121"/>
          <table:table-cell table:number-columns-repeated="16377"/>
        </table:table-row>
        <table:table-row table:number-rows-repeated="3" table:style-name="ro5">
          <table:table-cell table:style-name="ce118"/>
          <table:table-cell table:style-name="ce119"/>
          <table:table-cell table:style-name="ce25"/>
          <table:table-cell table:style-name="ce120"/>
          <table:table-cell table:number-columns-repeated="2" table:style-name="ce33"/>
          <table:table-cell table:style-name="ce121"/>
          <table:table-cell table:number-columns-repeated="16377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5"/>
          <table:table-cell table:number-columns-repeated="2" table:style-name="ce126"/>
          <table:table-cell table:style-name="ce127"/>
          <table:table-cell table:number-columns-repeated="16377"/>
        </table:table-row>
        <table:table-row table:style-name="ro6">
          <table:table-cell table:style-name="ce22"/>
          <table:table-cell office:value-type="string" table:style-name="ce128">
            <text:p>Total Confirmado</text:p>
          </table:table-cell>
          <table:table-cell table:style-name="ce129"/>
          <table:table-cell office:value-type="float" office:value="0" table:formula="of:=SUM([.D8:.D13])" table:style-name="ce130">
            <text:p>0,00</text:p>
          </table:table-cell>
          <table:table-cell table:number-columns-repeated="16380" table:style-name="ce22"/>
        </table:table-row>
        <table:table-row table:style-name="ro6">
          <table:table-cell table:style-name="ce22"/>
          <table:table-cell office:value-type="string" table:style-name="ce128">
            <text:p>Total No Confirmado</text:p>
          </table:table-cell>
          <table:table-cell table:style-name="ce22"/>
          <table:table-cell table:style-name="ce131"/>
          <table:table-cell table:number-columns-repeated="16380" table:style-name="ce22"/>
        </table:table-row>
        <table:table-row table:style-name="ro6">
          <table:table-cell table:style-name="ce22"/>
          <table:table-cell office:value-type="string" table:style-name="ce128">
            <text:p>Total Cuentas por Pagar</text:p>
          </table:table-cell>
          <table:table-cell table:style-name="ce22"/>
          <table:table-cell office:value-type="float" office:value="0" table:formula="of:=[.C14]+[.D15]" table:style-name="ce132">
            <text:p>0,00</text:p>
          </table:table-cell>
          <table:table-cell table:number-columns-repeated="16380" table:style-name="ce22"/>
        </table:table-row>
        <table:table-row table:style-name="ro6">
          <table:table-cell table:number-columns-repeated="3" table:style-name="ce22"/>
          <table:table-cell table:style-name="ce133"/>
          <table:table-cell table:number-columns-repeated="16380" table:style-name="ce22"/>
        </table:table-row>
        <table:table-row table:style-name="ro6">
          <table:table-cell office:value-type="string" table:style-name="ce44">
            <text:p>Comentario:<text:s/></text:p>
          </table:table-cell>
          <table:table-cell table:number-columns-repeated="5" table:style-name="ce45"/>
          <table:table-cell table:style-name="ce46"/>
          <table:table-cell table:style-name="ce132"/>
          <table:table-cell table:number-columns-repeated="16376"/>
        </table:table-row>
        <table:table-row table:style-name="ro6">
          <table:table-cell table:style-name="ce47"/>
          <table:table-cell table:number-columns-repeated="5" table:style-name="ce49"/>
          <table:table-cell table:style-name="ce50"/>
          <table:table-cell table:style-name="ce49"/>
          <table:table-cell table:number-columns-repeated="16376"/>
        </table:table-row>
        <table:table-row table:number-rows-repeated="3" table:style-name="ro6">
          <table:table-cell table:style-name="ce134"/>
          <table:table-cell table:number-columns-repeated="5" table:style-name="ce135"/>
          <table:table-cell table:style-name="ce136"/>
          <table:table-cell table:style-name="ce49"/>
          <table:table-cell table:number-columns-repeated="16376"/>
        </table:table-row>
        <table:table-row table:style-name="ro6">
          <table:table-cell table:style-name="ce137"/>
          <table:table-cell table:number-columns-repeated="5" table:style-name="ce138"/>
          <table:table-cell table:style-name="ce139"/>
          <table:table-cell table:style-name="ce49"/>
          <table:table-cell table:number-columns-repeated="16376"/>
        </table:table-row>
        <table:table-row table:style-name="ro6">
          <table:table-cell office:value-type="string" table:style-name="ce140">
            <text:p>Conclusión:<text:span text:style-name="T1"><text:s/></text:span></text:p>
          </table:table-cell>
          <table:table-cell table:number-columns-repeated="5" table:style-name="ce61"/>
          <table:table-cell table:style-name="ce62"/>
          <table:table-cell table:number-columns-repeated="16377" table:style-name="ce22"/>
        </table:table-row>
        <table:table-row table:number-rows-repeated="2" table:style-name="ro6">
          <table:table-cell table:style-name="ce60"/>
          <table:table-cell table:number-columns-repeated="5" table:style-name="ce61"/>
          <table:table-cell table:style-name="ce62"/>
          <table:table-cell table:number-columns-repeated="16377" table:style-name="ce22"/>
        </table:table-row>
        <table:table-row table:style-name="ro6">
          <table:table-cell table:style-name="ce63"/>
          <table:table-cell table:number-columns-repeated="5" table:style-name="ce64"/>
          <table:table-cell table:style-name="ce65"/>
          <table:table-cell table:number-columns-repeated="16377" table:style-name="ce22"/>
        </table:table-row>
        <table:table-row table:style-name="ro6">
          <table:table-cell office:value-type="string" table:style-name="ce66">
            <text:p>Fuente:<text:span text:style-name="T2"><text:s/></text:span></text:p>
          </table:table-cell>
          <table:table-cell table:number-columns-repeated="6" table:style-name="ce61"/>
          <table:table-cell table:number-columns-repeated="16377" table:style-name="ce22"/>
        </table:table-row>
        <table:table-row table:style-name="ro6">
          <table:table-cell table:number-columns-repeated="7" table:style-name="ce61"/>
          <table:table-cell table:number-columns-repeated="16377" table:style-name="ce22"/>
        </table:table-row>
        <table:table-row table:style-name="ro6">
          <table:table-cell office:value-type="string" table:style-name="ce67">
            <text:p>√</text:p>
          </table:table-cell>
          <table:table-cell office:value-type="string" table:style-name="ce68">
            <text:p>Revisado</text:p>
          </table:table-cell>
          <table:table-cell table:number-columns-repeated="4" table:style-name="ce68"/>
          <table:table-cell table:style-name="ce68">
            <draw:custom-shape svg:x="0.38542in" svg:y="0in" svg:width="0.59375in" svg:height="0.3125in" draw:z-index="1" draw:id="id2" draw:style-name="a17" draw:name="3 Flecha izquierda">
              <svg:title/>
              <svg:desc/>
              <text:p text:style-name="a13" text:class-names="" text:cond-style-name=""><text:span text:style-name="a12" text:class-names="">PG</text:span></text:p>
              <text:p text:style-name="a15" text:class-names="" text:cond-style-name=""><text:span text:style-name="a14" text:class-names=""/></text:p>
    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5684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21600 * ?f6"/>
                <draw:equation draw:name="f15" draw:formula="0 * ?f7"/>
                <draw:equation draw:name="f16" draw:formula="21600 * ?f7"/>
                <draw:equation draw:name="f17" draw:formula="?f11 * ?f12"/>
                <draw:equation draw:name="f18" draw:formula="?f17 / 10800"/>
                <draw:equation draw:name="f19" draw:formula="?f11 - ?f18"/>
                <draw:equation draw:name="f20" draw:formula="$0 / ?f6"/>
                <draw:equation draw:name="f21" draw:formula="$1 / ?f7"/>
                <draw:equation draw:name="f22" draw:formula="?f15 / ?f7"/>
                <draw:equation draw:name="f23" draw:formula="?f16 / ?f7"/>
                <draw:equation draw:name="f24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77" table:style-name="ce22"/>
        </table:table-row>
        <table:table-row table:style-name="ro6">
          <table:table-cell office:value-type="string" table:style-name="ce67">
            <text:p>¥</text:p>
          </table:table-cell>
          <table:table-cell office:value-type="string" table:style-name="ce68">
            <text:p>Confrontado con libros</text:p>
          </table:table-cell>
          <table:table-cell table:number-columns-repeated="5" table:style-name="ce68"/>
          <table:table-cell table:number-columns-repeated="16377" table:style-name="ce22"/>
        </table:table-row>
        <table:table-row table:style-name="ro6">
          <table:table-cell office:value-type="string" table:style-name="ce67">
            <text:p>§</text:p>
          </table:table-cell>
          <table:table-cell office:value-type="string" table:style-name="ce68">
            <text:p>Cotejado con documento</text:p>
          </table:table-cell>
          <table:table-cell table:number-columns-repeated="5" table:style-name="ce68"/>
          <table:table-cell table:number-columns-repeated="16377" table:style-name="ce22"/>
        </table:table-row>
        <table:table-row table:style-name="ro6">
          <table:table-cell office:value-type="string" table:style-name="ce67">
            <text:p>Ʃ</text:p>
          </table:table-cell>
          <table:table-cell office:value-type="string" table:style-name="ce68">
            <text:p>Totalizado</text:p>
          </table:table-cell>
          <table:table-cell table:number-columns-repeated="5" table:style-name="ce68"/>
          <table:table-cell table:number-columns-repeated="16377"/>
        </table:table-row>
        <table:table-row table:style-name="ro6">
          <table:table-cell table:number-columns-repeated="7" table:style-name="ce68"/>
          <table:table-cell table:number-columns-repeated="16377"/>
        </table:table-row>
        <table:table-row table:style-name="ro6">
          <table:table-cell office:value-type="string" table:style-name="ce69">
            <text:p>Felix Montalvo &amp; Asociados FELMON Cía. Ltda. - CPA Associates International</text:p>
          </table:table-cell>
          <table:table-cell table:style-name="ce22"/>
          <table:table-cell table:style-name="ce70"/>
          <table:table-cell table:number-columns-repeated="16381" table:style-name="ce22"/>
        </table:table-row>
        <table:table-row table:number-rows-repeated="1048541" table:style-name="ro6">
          <table:table-cell table:number-columns-repeated="16384"/>
        </table:table-row>
      </table:table>
      <table:table table:name="'file:///C:/Users/Dara%20Macias/Desktop/Linkotel,%20papeles%20de%20trabajo%20auditoria%202020.xls'#Indice" table:style-name="ta2">
        <table:table-source xlink:href="file:///C:/Users/Dara%20Macias/Desktop/Linkotel,%20papeles%20de%20trabajo%20auditoria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BG-A" table:style-name="ta2">
        <table:table-source xlink:href="file:///C:/Users/Dara%20Macias/Desktop/Linkotel,%20papeles%20de%20trabajo%20auditoria%202020.xls" table:table-name="BG-A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LINKOTEL S.A."/>
          <table:table-cell table:number-columns-repeated="16383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UDITORÍA AL 31/12/2020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CÓDIGO"/>
          <table:table-cell table:number-columns-repeated="16383"/>
        </table:table-row>
        <table:table-row>
          <table:table-cell table:number-columns-repeated="3"/>
          <table:table-cell office:value-type="float" office:value="43830"/>
          <table:table-cell table:number-columns-repeated="4"/>
          <table:table-cell office:value-type="string" office:string-value="AUDITORÍA al 31/12/2020"/>
          <table:table-cell table:number-columns-repeated="16375"/>
        </table:table-row>
        <table:table-row table:number-rows-repeated="1048568">
          <table:table-cell table:number-columns-repeated="16375"/>
        </table:table-row>
      </table:table>
      <table:table table:name="'file:///C:/Users/Dara%20Macias/Desktop/Linkotel,%20papeles%20de%20trabajo%20auditoria%202020.xls'#BG-P" table:style-name="ta2">
        <table:table-source xlink:href="file:///C:/Users/Dara%20Macias/Desktop/Linkotel,%20papeles%20de%20trabajo%20auditoria%202020.xls" table:table-name="BG-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I" table:style-name="ta2">
        <table:table-source xlink:href="file:///C:/Users/Dara%20Macias/Desktop/Linkotel,%20papeles%20de%20trabajo%20auditoria%202020.xls" table:table-name="R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P" table:style-name="ta2">
        <table:table-source xlink:href="file:///C:/Users/Dara%20Macias/Desktop/Linkotel,%20papeles%20de%20trabajo%20auditoria%202020.xls" table:table-name="C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FE" table:style-name="ta2">
        <table:table-source xlink:href="file:///C:/Users/Dara%20Macias/Desktop/Linkotel,%20papeles%20de%20trabajo%20auditoria%202020.xls" table:table-name="F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_T_I" table:style-name="ta2">
        <table:table-source xlink:href="file:///C:/Users/Dara%20Macias/Desktop/Linkotel,%20papeles%20de%20trabajo%20auditoria%202020.xls" table:table-name="A_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IT" table:style-name="ta2">
        <table:table-source xlink:href="file:///C:/Users/Dara%20Macias/Desktop/Linkotel,%20papeles%20de%20trabajo%20auditoria%202020.xls" table:table-name="I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" table:style-name="ta2">
        <table:table-source xlink:href="file:///C:/Users/Dara%20Macias/Desktop/Linkotel,%20papeles%20de%20trabajo%20auditoria%202020.xls" table:table-name="A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1_" table:style-name="ta2">
        <table:table-source xlink:href="file:///C:/Users/Dara%20Macias/Desktop/Linkotel,%20papeles%20de%20trabajo%20auditoria%202020.xls" table:table-name="A-1-1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2" table:style-name="ta2">
        <table:table-source xlink:href="file:///C:/Users/Dara%20Macias/Desktop/Linkotel,%20papeles%20de%20trabajo%20auditoria%202020.xls" table:table-name="A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" table:style-name="ta2">
        <table:table-source xlink:href="file:///C:/Users/Dara%20Macias/Desktop/Linkotel,%20papeles%20de%20trabajo%20auditoria%202020.xls" table:table-name="A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1" table:style-name="ta2">
        <table:table-source xlink:href="file:///C:/Users/Dara%20Macias/Desktop/Linkotel,%20papeles%20de%20trabajo%20auditoria%202020.xls" table:table-name="A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2" table:style-name="ta2">
        <table:table-source xlink:href="file:///C:/Users/Dara%20Macias/Desktop/Linkotel,%20papeles%20de%20trabajo%20auditoria%202020.xls" table:table-name="A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3" table:style-name="ta2">
        <table:table-source xlink:href="file:///C:/Users/Dara%20Macias/Desktop/Linkotel,%20papeles%20de%20trabajo%20auditoria%202020.xls" table:table-name="A-2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4" table:style-name="ta2">
        <table:table-source xlink:href="file:///C:/Users/Dara%20Macias/Desktop/Linkotel,%20papeles%20de%20trabajo%20auditoria%202020.xls" table:table-name="A-2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3" table:style-name="ta2">
        <table:table-source xlink:href="file:///C:/Users/Dara%20Macias/Desktop/Linkotel,%20papeles%20de%20trabajo%20auditoria%202020.xls" table:table-name="A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4" table:style-name="ta2">
        <table:table-source xlink:href="file:///C:/Users/Dara%20Macias/Desktop/Linkotel,%20papeles%20de%20trabajo%20auditoria%202020.xls" table:table-name="A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5" table:style-name="ta2">
        <table:table-source xlink:href="file:///C:/Users/Dara%20Macias/Desktop/Linkotel,%20papeles%20de%20trabajo%20auditoria%202020.xls" table:table-name="A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" table:style-name="ta2">
        <table:table-source xlink:href="file:///C:/Users/Dara%20Macias/Desktop/Linkotel,%20papeles%20de%20trabajo%20auditoria%202020.xls" table:table-name="A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" table:style-name="ta2">
        <table:table-source xlink:href="file:///C:/Users/Dara%20Macias/Desktop/Linkotel,%20papeles%20de%20trabajo%20auditoria%202020.xls" table:table-name="A-6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1" table:style-name="ta2">
        <table:table-source xlink:href="file:///C:/Users/Dara%20Macias/Desktop/Linkotel,%20papeles%20de%20trabajo%20auditoria%202020.xls" table:table-name="A-6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2" table:style-name="ta2">
        <table:table-source xlink:href="file:///C:/Users/Dara%20Macias/Desktop/Linkotel,%20papeles%20de%20trabajo%20auditoria%202020.xls" table:table-name="A-6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3" table:style-name="ta2">
        <table:table-source xlink:href="file:///C:/Users/Dara%20Macias/Desktop/Linkotel,%20papeles%20de%20trabajo%20auditoria%202020.xls" table:table-name="A-6-1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7" table:style-name="ta2">
        <table:table-source xlink:href="file:///C:/Users/Dara%20Macias/Desktop/Linkotel,%20papeles%20de%20trabajo%20auditoria%202020.xls" table:table-name="A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1" table:style-name="ta2">
        <table:table-source xlink:href="file:///C:/Users/Dara%20Macias/Desktop/Linkotel,%20papeles%20de%20trabajo%20auditoria%202020.xls" table:table-name="P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" table:style-name="ta2">
        <table:table-source xlink:href="file:///C:/Users/Dara%20Macias/Desktop/Linkotel,%20papeles%20de%20trabajo%20auditoria%202020.xls" table:table-name="P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1" table:style-name="ta2">
        <table:table-source xlink:href="file:///C:/Users/Dara%20Macias/Desktop/Linkotel,%20papeles%20de%20trabajo%20auditoria%202020.xls" table:table-name="P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2" table:style-name="ta2">
        <table:table-source xlink:href="file:///C:/Users/Dara%20Macias/Desktop/Linkotel,%20papeles%20de%20trabajo%20auditoria%202020.xls" table:table-name="P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" table:style-name="ta2">
        <table:table-source xlink:href="file:///C:/Users/Dara%20Macias/Desktop/Linkotel,%20papeles%20de%20trabajo%20auditoria%202020.xls" table:table-name="P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1" table:style-name="ta2">
        <table:table-source xlink:href="file:///C:/Users/Dara%20Macias/Desktop/Linkotel,%20papeles%20de%20trabajo%20auditoria%202020.xls" table:table-name="P-3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2" table:style-name="ta2">
        <table:table-source xlink:href="file:///C:/Users/Dara%20Macias/Desktop/Linkotel,%20papeles%20de%20trabajo%20auditoria%202020.xls" table:table-name="P-3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3" table:style-name="ta2">
        <table:table-source xlink:href="file:///C:/Users/Dara%20Macias/Desktop/Linkotel,%20papeles%20de%20trabajo%20auditoria%202020.xls" table:table-name="P-3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" table:style-name="ta2">
        <table:table-source xlink:href="file:///C:/Users/Dara%20Macias/Desktop/Linkotel,%20papeles%20de%20trabajo%20auditoria%202020.xls" table:table-name="P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-1" table:style-name="ta2">
        <table:table-source xlink:href="file:///C:/Users/Dara%20Macias/Desktop/Linkotel,%20papeles%20de%20trabajo%20auditoria%202020.xls" table:table-name="P-4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" table:style-name="ta2">
        <table:table-source xlink:href="file:///C:/Users/Dara%20Macias/Desktop/Linkotel,%20papeles%20de%20trabajo%20auditoria%202020.xls" table:table-name="P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-1" table:style-name="ta2">
        <table:table-source xlink:href="file:///C:/Users/Dara%20Macias/Desktop/Linkotel,%20papeles%20de%20trabajo%20auditoria%202020.xls" table:table-name="P-5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6" table:style-name="ta2">
        <table:table-source xlink:href="file:///C:/Users/Dara%20Macias/Desktop/Linkotel,%20papeles%20de%20trabajo%20auditoria%202020.xls" table:table-name="P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7" table:style-name="ta2">
        <table:table-source xlink:href="file:///C:/Users/Dara%20Macias/Desktop/Linkotel,%20papeles%20de%20trabajo%20auditoria%202020.xls" table:table-name="P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" table:style-name="ta2">
        <table:table-source xlink:href="file:///C:/Users/Dara%20Macias/Desktop/Linkotel,%20papeles%20de%20trabajo%20auditoria%202020.xls" table:table-name="C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-1" table:style-name="ta2">
        <table:table-source xlink:href="file:///C:/Users/Dara%20Macias/Desktop/Linkotel,%20papeles%20de%20trabajo%20auditoria%202020.xls" table:table-name="C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" table:style-name="ta2">
        <table:table-source xlink:href="file:///C:/Users/Dara%20Macias/Desktop/Linkotel,%20papeles%20de%20trabajo%20auditoria%202020.xls" table:table-name="R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-1" table:style-name="ta2">
        <table:table-source xlink:href="file:///C:/Users/Dara%20Macias/Desktop/Linkotel,%20papeles%20de%20trabajo%20auditoria%202020.xls" table:table-name="R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2" table:style-name="ta2">
        <table:table-source xlink:href="file:///C:/Users/Dara%20Macias/Desktop/Linkotel,%20papeles%20de%20trabajo%20auditoria%202020.xls" table:table-name="R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F" table:style-name="ta2">
        <table:table-source xlink:href="file:///C:/Users/Dara%20Macias/Desktop/Linkotel,%20papeles%20de%20trabajo%20auditoria%202020.xls" table:table-name="P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ROD" table:style-name="ta2">
        <table:table-source xlink:href="file:///C:/Users/Dara%20Macias/Desktop/Linkotel,%20papeles%20de%20trabajo%20auditoria%202020.xls" table:table-name="PE-PR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ICH" table:style-name="ta2">
        <table:table-source xlink:href="file:///C:/Users/Dara%20Macias/Desktop/Linkotel,%20papeles%20de%20trabajo%20auditoria%202020.xls" table:table-name="PE-PIC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Marcas" table:style-name="ta2">
        <table:table-source xlink:href="file:///C:/Users/Dara%20Macias/Desktop/Linkotel,%20papeles%20de%20trabajo%20auditoria%202020.xls" table:table-name="Marcas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___xlfn_SINGLE" table:expression="of:=NA()" table:base-cell-address="Resumen.$A$1"/>
        <table:named-expression table:name="___xlfn_SINGLE" table:expression="of:=NA()" table:base-cell-address="Resumen.$A$1"/>
        <table:named-expression table:name="__xlfn_SINGLE" table:expression="of:=NA()" table:base-cell-address="Resumen.$A$1"/>
        <table:named-expression table:name="B1_2" table:expression="of:=['file:///C:/Users/Dara%20Macias/Desktop/Linkotel,%20papeles%20de%20trabajo%20auditoria%202020.xls'#Indice.#REF!]" table:base-cell-address="Resumen.$A$1"/>
        <table:named-expression table:name="Depreciaciòn_acumulada_propiedad__planta_y_equipo" table:expression="of:=['file:///C:/Users/Dara%20Macias/Desktop/Linkotel,%20papeles%20de%20trabajo%20auditoria%202020.xls'#Indice.#REF!]" table:base-cell-address="Resumen.$A$1"/>
        <table:named-expression table:name="Gastos_acumulados_por_pagar" table:expression="of:=[.#REF!]" table:base-cell-address="Resum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2" number:min-integer-digits="1" number:grouping="true"/>
    </number:number-style>
    <number:number-style style:name="N36">
      <style:text-properties fo:color="#FF0000"/>
      <number:number number:decimal-places="2" number:min-integer-digits="1" number:grouping="true"/>
      <style:map style:condition="value()&gt;=0" style:apply-style-name="N36P0"/>
    </number:number-style>
    <number:number-style style:name="N37P0">
      <number:number number:decimal-places="2" number:min-integer-digits="1" number:grouping="true"/>
      <number:text> </number:text>
    </number:number-style>
    <number:number-style style:name="N37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7P0"/>
    </number:number-style>
    <number:date-style style:name="N38">
      <number:day/>
      <number:text> de </number:text>
      <number:month number:textual="true"/>
      <number:text> de </number:text>
      <number:year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percentage-style style:name="N40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 (</number:text>
      <number:number number:decimal-places="2" number:min-integer-digits="1" number:grouping="true"/>
      <number:text>)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v_237_nculo_32_2" style:display-name="Hipervínculo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_32_2" style:display-name="Millares 2" style:family="table-cell" style:data-style-name="N41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6" draw:style="linear" draw:angle="0" draw:start-color="#f0eaf9" draw:end-color="#c9b5e8" draw:start-intensity="100%" draw:end-intensity="100%"/>
    <draw:gradient draw:name="a10" draw:style="linear" draw:angle="0" draw:start-color="#f0eaf9" draw:end-color="#c9b5e8" draw:start-intensity="100%" draw:end-intensity="100%"/>
    <draw:gradient draw:name="a4" draw:style="linear" draw:angle="0" draw:start-color="#f0eaf9" draw:end-color="#c9b5e8" draw:start-intensity="100%" draw:end-intensity="100%"/>
  </office:styles>
  <office:automatic-styles>
    <style:page-layout style:name="pm1">
      <style:page-layout-properties fo:margin-top="0.511805555555556in" fo:margin-bottom="0.511805555555556in" fo:margin-left="0.7875in" fo:margin-right="0.7875in" style:print-orientation="landscape" style:print-page-order="ttb" style:first-page-number="continue" style:scale-to="100%" style:table-centering="vertical" style:print="objects charts drawings"/>
      <style:header-style>
        <style:header-footer-properties fo:min-height="0.275694444444444in" fo:margin-left="0in" fo:margin-right="0in" fo:margin-bottom="0in"/>
      </style:header-style>
      <style:footer-style>
        <style:header-footer-properties fo:min-height="0.27569444444444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0T17:43:05Z</dc:date>
    <meta:editing-cycles>2</meta:editing-cycles>
    <meta:editing-duration>PT1445S</meta:editing-duration>
  </office:meta>
</office:document-meta>
</file>